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4pt"/>
    </style:style>
    <style:style style:name="T5" style:family="text">
      <style:text-properties style:font-name="Verdana1" fo:font-size="14pt" fo:font-weight="bold"/>
    </style:style>
    <style:style style:name="T6" style:family="text">
      <style:text-properties style:font-name="Verdana1" style:text-underline-style="solid" style:text-underline-width="auto" style:text-underline-color="font-color" fo:font-weight="bold"/>
    </style:style>
    <style:style style:name="T7" style:family="text">
      <style:text-properties fo:color="#000080" style:font-name="Verdana1"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elicious Italian Casserole</text:span><text:line-break/><text:line-break/><text:line-break/>1 lb. ground Italian sausage<text:line-break/>1 lb hamburger<text:line-break/>*note: you can also use all sausage or all hamburger<text:line-break/>½ onion, chopped <text:line-break/>¼ c. Italian seasoning <text:line-break/>2 c. tomato sauce <text:line-break/>*note—You can substitute 2 cups spaghetti sauce for the Italian seasonings and tomato sauce<text:line-break/>1½ c. mozzarella cheese, shredded<text:line-break/>½ c. sour cream<text:line-break/>enough whole wheat dough to make one loaf of bread <text:line-break/>*note, in a pinch you can use frozen bread dough or even canned biscuits <text:line-break/>2 T. butter<text:line-break/>1/3 c. Parmesan cheese<text:line-break/><text:line-break/>To begin with brown your sausage and along with the onions. Drain excess fat. Stir in tomato sauce and seasoning. Remove from heat and spoon into ungreased 9 x 13 baking dish. Combine mozzarella cheese and sour cream. Spoon over meat sauce. Roll out bread dough and lay across top of casserole. Melt butter and combine with Parmesan cheese. Spread this over the dough. Bake this in a 350 degree oven for about 35 to 40minutes, or until bread is cooked and casserole is heated and bubbly. If using canned biscuits it may not take as long, so watch carefully. Serve this with a large tossed green salad and enjoy! <text:line-break/><text:line-break/>This casserole freezes very nicely too. Freeze before baking. On cooking day thaw first and bake as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19:10.29</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215" meta:character-count="1213"/>
  </office:meta>
</office:document-meta>
</file>